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d3b" officeooo:paragraph-rsid="00038d3b"/>
    </style:style>
    <style:style style:name="P2" style:family="paragraph" style:parent-style-name="Standard">
      <style:text-properties officeooo:rsid="00038d3b" officeooo:paragraph-rsid="00104b6e"/>
    </style:style>
    <style:style style:name="P3" style:family="paragraph" style:parent-style-name="Standard">
      <style:text-properties officeooo:rsid="00044485" officeooo:paragraph-rsid="00044485"/>
    </style:style>
    <style:style style:name="P4" style:family="paragraph" style:parent-style-name="Standard">
      <style:text-properties officeooo:rsid="00044485" officeooo:paragraph-rsid="0010ef55"/>
    </style:style>
    <style:style style:name="P5" style:family="paragraph" style:parent-style-name="Standard">
      <style:text-properties officeooo:rsid="00061e50" officeooo:paragraph-rsid="00061e50"/>
    </style:style>
    <style:style style:name="P6" style:family="paragraph" style:parent-style-name="Standard">
      <style:text-properties officeooo:rsid="000ceedc" officeooo:paragraph-rsid="00104b6e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6f511" officeooo:paragraph-rsid="0016f511" style:font-size-asian="14pt" style:font-weight-asian="bold" style:font-size-complex="14pt" style:font-weight-complex="bold"/>
    </style:style>
    <style:style style:name="P8" style:family="paragraph" style:parent-style-name="Footnote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officeooo:rsid="00044485"/>
    </style:style>
    <style:style style:name="T2" style:family="text">
      <style:text-properties officeooo:rsid="00061e50"/>
    </style:style>
    <style:style style:name="T3" style:family="text">
      <style:text-properties officeooo:rsid="0008452e"/>
    </style:style>
    <style:style style:name="T4" style:family="text">
      <style:text-properties officeooo:rsid="00096a74"/>
    </style:style>
    <style:style style:name="T5" style:family="text">
      <style:text-properties officeooo:rsid="000b5ffa"/>
    </style:style>
    <style:style style:name="T6" style:family="text">
      <style:text-properties officeooo:rsid="000c6cf5"/>
    </style:style>
    <style:style style:name="T7" style:family="text">
      <style:text-properties officeooo:rsid="00104b6e"/>
    </style:style>
    <style:style style:name="T8" style:family="text">
      <style:text-properties officeooo:rsid="0010ef55"/>
    </style:style>
    <style:style style:name="T9" style:family="text">
      <style:text-properties officeooo:rsid="00119773"/>
    </style:style>
    <style:style style:name="T10" style:family="text">
      <style:text-properties officeooo:rsid="00148c14"/>
    </style:style>
    <style:style style:name="T11" style:family="text">
      <style:text-properties officeooo:rsid="0016f511"/>
    </style:style>
    <style:style style:name="T12" style:family="text">
      <style:text-properties officeooo:rsid="0017c0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tune’s algorithm in Python with its beachfront parabolas </text:p>
      <text:p text:style-name="P7">organized in a self-balancing binary tree </text:p>
      <text:p text:style-name="P2"/>
      <text:p text:style-name="P2">This project is a modification of Janson Hendryli’s <text:span text:style-name="T10">python </text:span>translation<text:note text:id="ftn1" text:note-class="footnote"><text:note-citation>1</text:note-citation><text:note-body><text:p text:style-name="P2"><text:s text:c="2"/>https://github.com/jansonh/Voronoi</text:p></text:note-body></text:note> <text:span text:style-name="T7">of Matt</text:span> Brubeck’s C++ <text:span text:style-name="T7">implementation</text:span><text:note text:id="ftn2" text:note-class="footnote"><text:note-citation>2</text:note-citation><text:note-body><text:p text:style-name="P2"><text:s text:c="2"/><text:a xlink:type="simple" xlink:href="https://www.cs.hmc.edu/~mbrubeck/voronoi.html" text:style-name="Internet_20_link" text:visited-style-name="Visited_20_Internet_20_Link">https://www.cs.hmc.edu/~mbrubeck/voronoi.html</text:a></text:p></text:note-body></text:note> <text:span text:style-name="T7">o</text:span>f Stephen Fortune’s plane sweep Voronoi algorithm<text:note text:id="ftn3" text:note-class="footnote"><text:note-citation>3</text:note-citation><text:note-body><text:p text:style-name="P6"><text:s text:c="2"/>https://github.com/stolk/forvor</text:p></text:note-body></text:note>. <text:span text:style-name="T8">The algorithm is usually described as a constantly changing “beach front” as a sweep line cross</text:span><text:span text:style-name="T10">es</text:span><text:span text:style-name="T8"> the generating points</text:span><text:span text:style-name="T8"><text:note text:id="ftn4" text:note-class="footnote"><text:note-citation>4</text:note-citation><text:note-body><text:p text:style-name="P8"><text:s text:c="2"/>https://jacquesheunis.com/post/fortunes-algorithm/</text:p></text:note-body></text:note></text:span><text:span text:style-name="T8">. </text:span><text:span text:style-name="T1">Many readers of Fortune’s C implementation found it lacked clarity, to say the least. This project is an attempt to show the </text:span><text:span text:style-name="T2">Fortune </text:span><text:span text:style-name="T1">algorithm</text:span><text:span text:style-name="T2"> </text:span><text:span text:style-name="T1">in simpler terms.</text:span></text:p>
      <text:p text:style-name="P1"/>
      <text:p text:style-name="P3">The original implementation by Brubeck and the translation by Hendryli implemented the beach front of the algorithm as a simple double-linked list. Thus determining the parabola on the beach front where a new point is to be added requires sequentially traversing the linked list from its lowest member until the required <text:span text:style-name="T6">position</text:span> is found. Fortune’s implementation organized the parabolas of the beach front in a binary tree which meant searching the beachfront is accomplished in log n time rather than n time, where n is the average number of parabolas in the beach front. This is important because <text:span text:style-name="T10">the </text:span>most time <text:span text:style-name="T10">is spent</text:span> determining the fore and aft intersection points of the parabolas in the beach front for a value of the sweep line.</text:p>
      <text:p text:style-name="P3"/>
      <text:p text:style-name="P3">This implementation uses the Hendryli translation as a starting point and adds an AVL (self balancing) binary tree<text:note text:id="ftn5" text:note-class="footnote"><text:note-citation>5</text:note-citation><text:note-body><text:p text:style-name="P8"><text:s text:c="2"/>https://www.programiz.com/dsa/avl-tree</text:p></text:note-body></text:note> to organize the parabolas in the beach front. The double link<text:span text:style-name="T11">ing</text:span> of the parabolas is kept because it reduce<text:span text:style-name="T4">s</text:span> the searching of the binary tree by a factor of three. </text:p>
      <text:p text:style-name="P3"/>
      <text:p text:style-name="P4"><text:span text:style-name="T8">To run the demo, double click on the graphics screen to </text:span><text:span text:style-name="T9">define</text:span><text:span text:style-name="T8"> points. </text:span>The file volonoi.py has a <text:span text:style-name="T11">parameter</text:span> called verbose that is <text:span text:style-name="T11">nitialized</text:span> to True. Setting this <text:span text:style-name="T11">parameter</text:span> False suppresses <text:span text:style-name="T6">almost all of </text:span>the log file. </text:p>
      <text:p text:style-name="P4"/>
      <text:p text:style-name="P4">Explanation of the log file <text:span text:style-name="T8">when </text:span><text:span text:style-name="T6">the verbose </text:span><text:span text:style-name="T8">is set to</text:span><text:span text:style-name="T6"> </text:span><text:span text:style-name="T8">True</text:span><text:span text:style-name="T6">:</text:span></text:p>
      <text:p text:style-name="P3"/>
      <text:p text:style-name="P5">As each point is added the binary search <text:span text:style-name="T3">for the</text:span> target parabola are reported, followed by a diagram of the binary tree <text:span text:style-name="T12">(node number and y-coordinate) </text:span>and the <text:span text:style-name="T6">m</text:span><text:span text:style-name="T5">e</text:span>mbers in the beach front <text:span text:style-name="T12">(node number) </text:span><text:span text:style-name="T3">after insertion of the new point</text:span>. If a new circle is defined by the added point, it is reported by the x location at definition, the y coordinate of the circle center, the maximum y coordinate of the circle, and the y coordinates of the three points defining the circle. When a circle is removed the sweep line x value is reported along with the number of the arc being removed and the y coordinates of the <text:span text:style-name="T5">three </text:span><text:soft-page-break/>points defining the circle. This line is followed by the updated binary tree and a list of the <text:span text:style-name="T5">members</text:span> in the updated beach front. <text:span text:style-name="T11">Likewise, a circle event is reported if it being delet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2.4626in" fo:margin-left="0.8146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2:06:46.851000000</meta:creation-date>
    <dc:date>2021-11-15T11:29:30.538000000</dc:date>
    <meta:editing-duration>PT36M21S</meta:editing-duration>
    <meta:editing-cycles>12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13" meta:word-count="455" meta:character-count="2853" meta:non-whitespace-character-count="2397"/>
  </office:meta>
</office:document-meta>
</file>